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2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5.509cm"/>
    </style:style>
    <style:style style:name="co9" style:family="table-column">
      <style:table-column-properties fo:break-before="auto" style:column-width="9.902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173cm"/>
    </style:style>
    <style:style style:name="co13" style:family="table-column">
      <style:table-column-properties fo:break-before="auto" style:column-width="3.277cm"/>
    </style:style>
    <style:style style:name="co14" style:family="table-column">
      <style:table-column-properties fo:break-before="auto" style:column-width="5.89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2.983cm"/>
    </style:style>
    <style:style style:name="co21" style:family="table-column">
      <style:table-column-properties fo:break-before="auto" style:column-width="10.153cm"/>
    </style:style>
    <style:style style:name="co22" style:family="table-column">
      <style:table-column-properties fo:break-before="auto" style:column-width="3.2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3.138cm"/>
    </style:style>
    <style:style style:name="co25" style:family="table-column">
      <style:table-column-properties fo:break-before="auto" style:column-width="6.398cm"/>
    </style:style>
    <style:style style:name="co26" style:family="table-column">
      <style:table-column-properties fo:break-before="auto" style:column-width="14.52cm"/>
    </style:style>
    <style:style style:name="co27" style:family="table-column">
      <style:table-column-properties fo:break-before="auto" style:column-width="4.399cm"/>
    </style:style>
    <style:style style:name="co28" style:family="table-column">
      <style:table-column-properties fo:break-before="auto" style:column-width="4.898cm"/>
    </style:style>
    <style:style style:name="co29" style:family="table-column">
      <style:table-column-properties fo:break-before="auto" style:column-width="2.656cm"/>
    </style:style>
    <style:style style:name="co30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0.845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0.799cm" fo:break-before="auto" style:use-optimal-row-height="true"/>
    </style:style>
    <style:style style:name="ro9" style:family="table-row">
      <style:table-row-properties style:row-height="1.235cm" fo:break-before="auto" style:use-optimal-row-height="true"/>
    </style:style>
    <style:style style:name="ro10" style:family="table-row">
      <style:table-row-properties style:row-height="0.822cm" fo:break-before="auto" style:use-optimal-row-height="true"/>
    </style:style>
    <style:style style:name="ro11" style:family="table-row">
      <style:table-row-properties style:row-height="1.2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26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26"/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04">
      <style:table-cell-properties fo:background-color="#ffd428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 style:data-style-name="N126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26">
      <style:table-cell-properties fo:background-color="#729fc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6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26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6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26">
      <style:table-cell-properties fo:background-color="#999999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6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26">
      <style:table-cell-properties fo:background-color="#fffff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6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6">
      <style:table-cell-properties fo:background-color="#fffff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fo:border="0.06pt solid #000000"/>
    </style:style>
    <style:style style:name="ce11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12" style:family="table-cell" style:parent-style-name="Default" style:data-style-name="N126">
      <style:table-cell-properties fo:background-color="#eeeeee"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6">
      <style:table-cell-properties fo:background-color="#81d41a" fo:border="0.06pt solid #000000"/>
    </style:style>
    <style:style style:name="ce114" style:family="table-cell" style:parent-style-name="Default" style:data-style-name="N126">
      <style:table-cell-properties fo:background-color="#ffbf00" fo:border="0.06pt solid #000000"/>
    </style:style>
    <style:style style:name="ce115" style:family="table-cell" style:parent-style-name="Default" style:data-style-name="N126">
      <style:table-cell-properties fo:border="0.06pt solid #000000"/>
    </style:style>
    <style:style style:name="ce116" style:family="table-cell" style:parent-style-name="Default" style:data-style-name="N11">
      <style:table-cell-properties fo:background-color="#ffff00" fo:border="0.06pt solid #000000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#ffff00" fo:border="0.06pt solid #000000"/>
    </style:style>
    <style:style style:name="ce119" style:family="table-cell" style:parent-style-name="Default" style:data-style-name="N126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428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26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26">
      <style:table-cell-properties fo:background-color="#ffd428"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26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6">
      <style:table-cell-properties fo:background-color="#ffd428"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37">
      <style:table-cell-properties fo:background-color="#ffbf00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47" style:family="table-cell" style:parent-style-name="Default" style:data-style-name="N126">
      <style:table-cell-properties fo:background-color="#ffff00" fo:border="0.06pt solid #000000"/>
    </style:style>
    <style:style style:name="ce148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 style:data-style-name="N12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26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11"/>
    <style:style style:name="ce15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4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11" office:value-type="string" calcext:value-type="string">
            <text:p>до</text:p>
          </table:table-cell>
          <table:table-cell table:style-name="ce16" office:value-type="date" office:date-value="2021-03-06" calcext:value-type="date">
            <text:p>06.03.2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Срок выполнения работ после получения аванса, недель:</text:p>
          </table:table-cell>
          <table:table-cell table:style-name="ce11"/>
          <table:table-cell table:style-name="ce17" table:formula="of:=INT((([$'Оценка стоимости заказа'.B10]/5+1)+2)*[$'Оценка стоимости заказа'.B8]/5+1)" office:value-type="float" office:value="5" calcext:value-type="float">
            <text:p>5,0</text:p>
          </table:table-cell>
          <table:table-cell office:value-type="string" calcext:value-type="string">
            <text:p>Включая поиск и доставку материала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2" office:value-type="string" calcext:value-type="string">
            <text:p><text:span text:style-name="T1">Размер аванса, рублей</text:span>:</text:p>
          </table:table-cell>
          <table:table-cell table:style-name="ce19" table:formula="of:=[$'Оценка стоимости заказа'.I12]+[$'Оценка стоимости заказа'.I21]" office:value-type="currency" office:currency="RUB" office:value="367527.339439952" calcext:value-type="currency">
            <text:p>367 527,34 ₽</text:p>
          </table:table-cell>
          <table:table-cell office:value-type="string" calcext:value-type="string">
            <text:p>Вычисляется в зависимости от заказа (в среднем, порядка 65%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Сложность заказа, по шкале от 1 до 10 (1 очень просто, 10 очень сложно)</text:p>
          </table:table-cell>
          <table:table-cell/>
          <table:table-cell table:style-name="ce20" office:value-type="float" office:value="5" calcext:value-type="float">
            <text:p>5,00</text:p>
          </table:table-cell>
          <table:table-cell table:style-name="ce31" office:value-type="string" calcext:value-type="string">
            <text:p>Средний уровень сложности = 5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Наименование товара</text:p>
          </table:table-cell>
          <table:table-cell/>
          <table:table-cell table:style-name="ce181" office:value-type="string" calcext:value-type="string">
            <text:p>Название</text:p>
          </table:table-cell>
          <table:table-cell table:number-columns-repeated="5"/>
        </table:table-row>
        <table:table-row table:style-name="ro1">
          <table:table-cell table:style-name="ce165" office:value-type="string" calcext:value-type="string">
            <text:p>Состав товаров и услуг</text:p>
          </table:table-cell>
          <table:table-cell table:style-name="ce14"/>
          <table:table-cell table:style-name="ce5"/>
          <table:table-cell table:number-columns-repeated="4"/>
          <table:table-cell table:style-name="ce32"/>
        </table:table-row>
        <table:table-row table:style-name="ro1">
          <table:table-cell table:number-columns-repeated="2"/>
          <table:table-cell table:style-name="ce5" office:value-type="string" calcext:value-type="string">
            <text:p>Услуги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зработка (да/нет)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Изготовление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Прове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Упаков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Сбо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Монтаж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Выезд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5" office:value-type="string" calcext:value-type="string">
            <text:p><text:span text:style-name="T1">Годовая гарантия на товар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office:value-type="string" calcext:value-type="string">
            <text:p>Компоненты, расходные материалы, накладные расходы</text:p>
          </table:table-cell>
          <table:table-cell table:style-name="ce183"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Доставка:</text:p>
          </table:table-cell>
          <table:table-cell table:style-name="ce25" office:value-type="string" calcext:value-type="string">
            <text:p>нет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Скидка на стоимость услуг:</text:p>
          </table:table-cell>
          <table:table-cell table:style-name="ce26" office:value-type="percentage" office:value="0.5" calcext:value-type="percentage">
            <text:p>50,00%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6"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5" office:value-type="string" calcext:value-type="string">
            <text:p>К оплате за товары и услуги, с учетом налогов:</text:p>
          </table:table-cell>
          <table:table-cell table:style-name="ce27" office:value-type="currency" office:currency="RUB" office:value="600000" calcext:value-type="currency">
            <text:p>600 000,00 ₽</text:p>
          </table:table-cell>
          <table:table-cell table:number-columns-repeated="3"/>
          <table:table-cell table:style-name="ce33" office:value-type="string" calcext:value-type="string">
            <text:p>клиент ПЕРЕплатил</text:p>
          </table:table-cell>
          <table:table-cell table:style-name="ce193" table:formula="of:=MIN(0;[$'Оценка стоимости заказа'.L7]-[.C22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, с учетом налогов:</text:p>
          </table:table-cell>
          <table:table-cell table:style-name="ce27" office:value-type="currency" office:currency="RUB" office:value="0" calcext:value-type="currency">
            <text:p>0,00 ₽</text:p>
          </table:table-cell>
          <table:table-cell table:number-columns-repeated="3"/>
          <table:table-cell table:style-name="ce33" office:value-type="string" calcext:value-type="string">
            <text:p>клиент НЕДОплатил</text:p>
          </table:table-cell>
          <table:table-cell table:style-name="ce193" table:formula="of:=MAX(0;[$'Оценка стоимости заказа'.L7]-[.C22])" office:value-type="currency" office:currency="RUB" office:value="43851.8175882029" calcext:value-type="currency">
            <text:p>43 851,82 ₽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4">
          <table:table-cell table:style-name="ce2" office:value-type="string" calcext:value-type="string">
            <text:p>Срок бесплатного хранения товара после изготовления перед отправкой, не более, календарных дней:</text:p>
          </table:table-cell>
          <table:table-cell table:style-name="ce12"/>
          <table:table-cell table:style-name="ce29" table:formula="of:=[.C28]/3" office:value-type="float" office:value="10" calcext:value-type="float">
            <text:p>10,00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2"/>
          <table:table-cell table:style-name="ce18" office:value-type="percentage" office:value="0.005" calcext:value-type="percentage">
            <text:p>0,50%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9" office:value-type="string" calcext:value-type="string">
            <text:p>Длительность хранения, до отправки клиенту:</text:p>
          </table:table-cell>
          <table:table-cell table:style-name="ce12"/>
          <table:table-cell table:style-name="ce30" table:formula="of:=17" office:value-type="float" office:value="17" calcext:value-type="float">
            <text:p>17,00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10" office:value-type="string" calcext:value-type="string">
            <text:p>Стоимость хранения по прошествии срока бесплатного хранения:</text:p>
          </table:table-cell>
          <table:table-cell table:style-name="ce12"/>
          <table:table-cell table:style-name="ce19" table:formula="of:=MAX(0;[.C25]*([.C21]+[.C22])*([.C26]-[.C24]))" office:value-type="currency" office:currency="RUB" office:value="21000" calcext:value-type="currency">
            <text:p>21 000,00 ₽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9" office:value-type="string" calcext:value-type="string">
            <text:p><text:span text:style-name="T1">Максимальный срок хранения готового изделия </text:span>до утилизации, календарных дней:</text:p>
          </table:table-cell>
          <table:table-cell table:style-name="ce12"/>
          <table:table-cell table:style-name="ce29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</table:table>
      <table:table table:name="Список имен" table:style-name="ta1">
        <table:table-column table:style-name="co7" table:default-cell-style-name="ce37"/>
        <table:table-column table:style-name="co8" table:default-cell-style-name="ce38"/>
        <table:table-column table:style-name="co8" table:default-cell-style-name="ce39"/>
        <table:table-row table:style-name="ro1">
          <table:table-cell office:value-type="string" calcext:value-type="string">
            <text:p>Имена</text:p>
          </table:table-cell>
          <table:table-cell table:style-name="ce37" office:value-type="string" calcext:value-type="string">
            <text:p>Имена компаньонов</text:p>
          </table:table-cell>
          <table:table-cell table:style-name="ce37" office:value-type="string" calcext:value-type="string">
            <text:p>Имена работ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</text:p>
          </table:table-cell>
          <table:table-cell table:formula="of:=[.B2]" office:value-type="string" office:string-value="В" calcext:value-type="string">
            <text:p>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1</text:p>
          </table:table-cell>
          <table:table-cell table:formula="of:=[.B3]" office:value-type="string" office:string-value="А1" calcext:value-type="string">
            <text:p>А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2</text:p>
          </table:table-cell>
          <table:table-cell table:formula="of:=[.B4]" office:value-type="string" office:string-value="А2" calcext:value-type="string">
            <text:p>А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3</text:p>
          </table:table-cell>
          <table:table-cell table:formula="of:=[.B5]" office:value-type="string" office:string-value="А3" calcext:value-type="string">
            <text:p>А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</text:p>
          </table:table-cell>
          <table:table-cell table:formula="of:=[.B6]" office:value-type="string" office:string-value="К" calcext:value-type="string">
            <text:p>К</text:p>
          </table:table-cell>
        </table:table-row>
      </table:table>
      <table:table table:name="Оценка стоимости заказа" table:style-name="ta1">
        <table:table-column table:style-name="co9" table:default-cell-style-name="ce12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4" table:number-columns-repeated="3" table:default-cell-style-name="Default"/>
        <table:table-row table:style-name="ro6">
          <table:table-cell table:style-name="ce40" office:value-type="string" calcext:value-type="string">
            <text:p>Прибыль при продаже изделия х(1+%)</text:p>
          </table:table-cell>
          <table:table-cell table:style-name="ce40" table:number-columns-repeated="3"/>
          <table:table-cell table:style-name="ce71" table:formula="of:=[$'Коммерческое предложение'.C19]" office:value-type="percentage" office:value="0.02" calcext:value-type="percentage">
            <text:p>2,00%</text:p>
          </table:table-cell>
          <table:table-cell table:style-name="ce40" table:formula="of:=[.B7]*[.E1]" office:value-type="currency" office:currency="RUB" office:value="9203.96326696791" calcext:value-type="currency">
            <text:p>9 203,96 ₽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Скидка на услуги (вычитается из общей прибыли) x(1-%)</text:p>
          </table:table-cell>
          <table:table-cell table:style-name="ce40" table:number-columns-repeated="3"/>
          <table:table-cell table:style-name="ce71" table:formula="of:=[$'Коммерческое предложение'.C18]" office:value-type="percentage" office:value="0.5" calcext:value-type="percentage">
            <text:p>50,00%</text:p>
          </table:table-cell>
          <table:table-cell table:style-name="ce40" table:formula="of:=SUM([.B19:.B22])*[.E2]" office:value-type="currency" office:currency="RUB" office:value="59075.1508751845" calcext:value-type="currency">
            <text:p>59 075,15 ₽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40" office:value-type="string" calcext:value-type="string">
            <text:p>Экспертная оценка соотношения стоимости</text:p>
          </table:table-cell>
          <table:table-cell table:style-name="ce40" office:value-type="string" calcext:value-type="string">
            <text:p>материалы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инструмент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люди</text:p>
          </table:table-cell>
          <table:table-cell table:style-name="ce66"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+ = получит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- = равно вернуть</text:p>
          </table:table-cell>
          <table:table-cell table:number-columns-repeated="3"/>
        </table:table-row>
        <table:table-row table:style-name="ro7">
          <table:table-cell table:style-name="ce41"/>
          <table:table-cell table:style-name="ce40" office:value-type="string" calcext:value-type="string">
            <text:p>Оценка стоимости, без учета налогов</text:p>
          </table:table-cell>
          <table:table-cell table:style-name="ce67" office:value-type="string" calcext:value-type="string">
            <text:p>Фактические затраты</text:p>
          </table:table-cell>
          <table:table-cell table:style-name="ce67" office:value-type="string" calcext:value-type="string">
            <text:p>Непредвиденные расходы</text:p>
          </table:table-cell>
          <table:table-cell table:style-name="ce40" office:value-type="string" calcext:value-type="string">
            <text:p>Фактическая стоимость, после вычета налогов</text:p>
          </table:table-cell>
          <table:table-cell table:style-name="ce40" office:value-type="string" calcext:value-type="string">
            <text:p>Оплачено Заказчиком, после вычета налогов</text:p>
          </table:table-cell>
          <table:table-cell table:style-name="ce67" office:value-type="string" calcext:value-type="string">
            <text:p>Оплачено заказчиком по доп.затратам, после вычета налогов</text:p>
          </table:table-cell>
          <table:table-cell table:style-name="ce67" office:value-type="string" calcext:value-type="string">
            <text:p>Налоги! Проставить правильные значения %</text:p>
          </table:table-cell>
          <table:table-cell table:style-name="ce67" office:value-type="string" calcext:value-type="string">
            <text:p>Получено с заказчика, с учетом налогов</text:p>
          </table:table-cell>
          <table:table-cell table:style-name="ce67" office:value-type="string" calcext:value-type="string">
            <text:p>Получено с заказчика на доп. затраты с учетом налогов</text:p>
          </table:table-cell>
          <table:table-cell table:style-name="ce67" office:value-type="string" calcext:value-type="string">
            <text:p>Фактическая стоимость с учётом налогов</text:p>
          </table:table-cell>
          <table:table-cell table:style-name="ce67" office:value-type="string" calcext:value-type="string">
            <text:p>Корректировка полученной оплаты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Оценка бюджета заказа</text:p>
          </table:table-cell>
          <table:table-cell table:style-name="ce48" table:formula="of:=SUM([.B12:.B22])" office:value-type="currency" office:currency="RUB" office:value="460198.163348395" calcext:value-type="currency">
            <text:p>460 198,16 ₽</text:p>
          </table:table-cell>
          <table:table-cell table:style-name="ce48" table:formula="of:=SUM([.C12:.C22])" office:value-type="currency" office:currency="RUB" office:value="593352.135816579" calcext:value-type="currency">
            <text:p>593 352,14 ₽</text:p>
          </table:table-cell>
          <table:table-cell table:style-name="ce70" table:formula="of:=SUM([.D12:.D22])" office:value-type="currency" office:currency="RUB" office:value="3" calcext:value-type="currency">
            <text:p>3,00 ₽</text:p>
          </table:table-cell>
          <table:table-cell table:style-name="ce72" table:formula="of:=([.C7]+[.D7])*(1+[.$E$1])" office:value-type="currency" office:currency="RUB" office:value="605222.238532911" calcext:value-type="currency">
            <text:p>605 222,24 ₽</text:p>
          </table:table-cell>
          <table:table-cell table:style-name="ce70" table:formula="of:=SUM([.F12:.F22])" office:value-type="currency" office:currency="RUB" office:value="564000" calcext:value-type="currency">
            <text:p>564 000,00 ₽</text:p>
          </table:table-cell>
          <table:table-cell table:style-name="ce70" table:formula="of:=SUM([.G12:.G22])" office:value-type="currency" office:currency="RUB" office:value="0" calcext:value-type="currency">
            <text:p>0,00 ₽</text:p>
          </table:table-cell>
          <table:table-cell table:style-name="ce72" table:formula="of:=-([.F7]+[.G7])+([.I7]+[.J7])" office:value-type="currency" office:currency="RUB" office:value="36000" calcext:value-type="currency">
            <text:p>36 000,00 ₽</text:p>
          </table:table-cell>
          <table:table-cell table:style-name="ce77" table:formula="of:=[$'Коммерческое предложение'.C21]" office:value-type="currency" office:currency="RUB" office:value="600000" calcext:value-type="currency">
            <text:p>600 000,00 ₽</text:p>
          </table:table-cell>
          <table:table-cell table:style-name="ce80" table:formula="of:=[$'Коммерческое предложение'.C22]" office:value-type="currency" office:currency="RUB" office:value="0" calcext:value-type="currency">
            <text:p>0,00 ₽</text:p>
          </table:table-cell>
          <table:table-cell table:style-name="ce80" table:formula="of:=SUM([.K12:.K22])" office:value-type="currency" office:currency="RUB" office:value="643851.817588203" calcext:value-type="currency">
            <text:p>643 851,82 ₽</text:p>
          </table:table-cell>
          <table:table-cell table:style-name="ce80" table:formula="of:=[.K7]-[.I7]" office:value-type="currency" office:currency="RUB" office:value="43851.8175882029" calcext:value-type="currency">
            <text:p>43 851,82 ₽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Сложность заказа (по шкале от 1 до 10)</text:p>
          </table:table-cell>
          <table:table-cell table:style-name="ce206" table:formula="of:=[$'Коммерческое предложение'.C4]" office:value-type="float" office:value="5" calcext:value-type="float">
            <text:p>5,00</text:p>
          </table:table-cell>
          <table:table-cell table:style-name="ce215" table:formula="of:=[.B8]" office:value-type="float" office:value="5" calcext:value-type="float">
            <text:p>5,00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Оценочная</text:p>
          </table:table-cell>
          <table:table-cell table:style-name="ce41" office:value-type="string" calcext:value-type="string">
            <text:p>По факту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8">
          <table:table-cell table:style-name="ce41" office:value-type="string" calcext:value-type="string">
            <text:p>Трудоемкость на выполнение заказа, полных рабочих дней</text:p>
          </table:table-cell>
          <table:table-cell table:style-name="ce50" table:formula="of:=([.B12]/[$'Операционные затраты (на владение)'.C22]*10*(1-[.B26]-[.B29]))" office:value-type="float" office:value="5.49120020698657" calcext:value-type="float">
            <text:p>5,49</text:p>
          </table:table-cell>
          <table:table-cell table:style-name="ce216" table:formula="of:=([.C12]/[$'Операционные затраты (на владение)'.C22]*10*(1-[.B26]-[.B29]))" office:value-type="float" office:value="7.26720123101362" calcext:value-type="float">
            <text:p>7,27</text:p>
          </table:table-cell>
          <table:table-cell table:number-columns-repeated="9"/>
          <table:table-cell table:style-name="ce65" table:number-columns-repeated="3"/>
        </table:table-row>
        <table:table-row table:style-name="ro1">
          <table:table-cell table:style-name="ce41" table:number-columns-repeated="6"/>
          <table:table-cell table:style-name="ce75"/>
          <table:table-cell table:style-name="ce41" table:number-columns-repeated="5"/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Максимальная себестоимость материалов и расходников</text:p>
          </table:table-cell>
          <table:table-cell table:style-name="ce51" table:formula="of:==([.I7]/(([.C4]+[.E4]+[.G4])/[.C4])*(1-[.B24]-[.B27]))*(1-[.$H12])/(1+[.$E$1])/(1+[.$E$1])" office:value-type="currency" office:currency="RUB" office:value="140544.235123243" calcext:value-type="currency">
            <text:p>140 544,24 ₽</text:p>
          </table:table-cell>
          <table:table-cell table:style-name="ce68" office:value-type="currency" office:currency="RUB" office:value="186000" calcext:value-type="currency">
            <text:p>186 000,00 ₽</text:p>
          </table:table-cell>
          <table:table-cell table:style-name="ce68"/>
          <table:table-cell table:style-name="ce73" table:formula="of:=([.C12]+[.D12])*(1+[.$E$1])" office:value-type="currency" office:currency="RUB" office:value="189720" calcext:value-type="currency">
            <text:p>189 720,00 ₽</text:p>
          </table:table-cell>
          <table:table-cell table:style-name="ce74" table:formula="of:=[.I12]*(1-[.$H12])" office:value-type="currency" office:currency="RUB" office:value="294098.973122947" calcext:value-type="currency">
            <text:p>294 098,97 ₽</text:p>
          </table:table-cell>
          <table:table-cell table:style-name="ce74" table:formula="of:=[.J12]*(1-[.$H12])" office:value-type="currency" office:currency="RUB" office:value="0" calcext:value-type="currency">
            <text:p>0,00 ₽</text:p>
          </table:table-cell>
          <table:table-cell table:style-name="ce76" office:value-type="percentage" office:value="0.06" calcext:value-type="percentage">
            <text:p>6,00%</text:p>
          </table:table-cell>
          <table:table-cell table:style-name="ce78" table:formula="of:=([.I7]-SUM([.I13:.I14];[.I16];[.I18:.I22]))*(1-[.B24]-[.B27])" office:value-type="currency" office:currency="RUB" office:value="312871.248003136" calcext:value-type="currency">
            <text:p>312 871,25 ₽</text:p>
          </table:table-cell>
          <table:table-cell table:style-name="ce69" table:formula="of:=IF([.$D$7]=0;0;['Коммерческое предложение'.$C$22]*([.D12])/[.$D$7])" office:value-type="currency" office:currency="RUB" office:value="0" calcext:value-type="currency">
            <text:p>0,00 ₽</text:p>
          </table:table-cell>
          <table:table-cell table:style-name="ce69" table:formula="of:=[.E12]/(1-[.H12])" office:value-type="currency" office:currency="RUB" office:value="201829.787234043" calcext:value-type="currency">
            <text:p>201 829,79 ₽</text:p>
          </table:table-cell>
          <table:table-cell table:style-name="ce80"/>
          <table:table-cell table:style-name="ce65" table:number-columns-repeated="3"/>
        </table:table-row>
        <table:table-row-group>
          <table:table-row table:style-name="ro6">
            <table:table-cell table:style-name="ce42" office:value-type="string" calcext:value-type="string">
              <text:p>Себестоимость использования инструмента</text:p>
            </table:table-cell>
            <table:table-cell table:style-name="ce51" table:formula="of:=[.F13]/(1+[.$E$1])/(1+[.$E$1])" office:value-type="currency" office:currency="RUB" office:value="65101.5478452694" calcext:value-type="currency">
              <text:p>65 101,55 ₽</text:p>
            </table:table-cell>
            <table:table-cell table:style-name="ce218" table:formula="of:=([.C10]*[$'Операционные затраты (на владение)'.C15]/10-[.C14])*(1+[.$E$1])" office:value-type="currency" office:currency="RUB" office:value="96405.8666666671" calcext:value-type="currency">
              <text:p>96 405,87 ₽</text:p>
            </table:table-cell>
            <table:table-cell table:style-name="ce68"/>
            <table:table-cell table:style-name="ce73" table:formula="of:=([.C13]+[.D13])*(1+[.$E$1])" office:value-type="currency" office:currency="RUB" office:value="98333.9840000005" calcext:value-type="currency">
              <text:p>98 333,98 ₽</text:p>
            </table:table-cell>
            <table:table-cell table:style-name="ce74" table:formula="of:=[.I13]*(1-[.$H13])" office:value-type="currency" office:currency="RUB" office:value="67731.6503782183" calcext:value-type="currency">
              <text:p>67 731,65 ₽</text:p>
            </table:table-cell>
            <table:table-cell table:style-name="ce74" table:formula="of:=[.J13]*(1-[.H13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15]/10-[.I14])" office:value-type="currency" office:currency="RUB" office:value="72054.9472108706" calcext:value-type="currency">
              <text:p>72 054,95 ₽</text:p>
            </table:table-cell>
            <table:table-cell table:style-name="ce69" table:formula="of:=IF([.$D$7]=0;0;['Коммерческое предложение'.$C$22]*([.D13])/[.$D$7])" office:value-type="currency" office:currency="RUB" office:value="0" calcext:value-type="currency">
              <text:p>0,00 ₽</text:p>
            </table:table-cell>
            <table:table-cell table:style-name="ce69" table:formula="of:=[.E13]/(1-[.H13])" office:value-type="currency" office:currency="RUB" office:value="104610.621276596" calcext:value-type="currency">
              <text:p>104 610,62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Отложить на легализацию и оплату используемого ПО</text:p>
            </table:table-cell>
            <table:table-cell table:style-name="ce51" table:formula="of:=[.F14]/(1+[.$E$1])/(1+[.$E$1])" office:value-type="currency" office:currency="RUB" office:value="28805.9946218005" calcext:value-type="currency">
              <text:p>28 805,99 ₽</text:p>
            </table:table-cell>
            <table:table-cell table:style-name="ce218" table:formula="of:=([.C10]*[$'Операционные затраты (на владение)'.C24])*(1+[.$E$1])" office:value-type="currency" office:currency="RUB" office:value="43038.3333333334" calcext:value-type="currency">
              <text:p>43 038,33 ₽</text:p>
            </table:table-cell>
            <table:table-cell table:style-name="ce68"/>
            <table:table-cell table:style-name="ce73" table:formula="of:=([.C14]+[.D14])*(1+[.$E$1])" office:value-type="currency" office:currency="RUB" office:value="43899.1000000001" calcext:value-type="currency">
              <text:p>43 899,10 ₽</text:p>
            </table:table-cell>
            <table:table-cell table:style-name="ce74" table:formula="of:=[.I14]*(1-[.$H14])" office:value-type="currency" office:currency="RUB" office:value="29969.7568045213" calcext:value-type="currency">
              <text:p>29 969,76 ₽</text:p>
            </table:table-cell>
            <table:table-cell table:style-name="ce74" table:formula="of:=[.J14]*(1-[.H14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24])" office:value-type="currency" office:currency="RUB" office:value="31882.7200048099" calcext:value-type="currency">
              <text:p>31 882,72 ₽</text:p>
            </table:table-cell>
            <table:table-cell table:style-name="ce69" table:formula="of:=IF([.$D$7]=0;0;['Коммерческое предложение'.$C$22]*([.D14])/[.$D$7])" office:value-type="currency" office:currency="RUB" office:value="0" calcext:value-type="currency">
              <text:p>0,00 ₽</text:p>
            </table:table-cell>
            <table:table-cell table:style-name="ce69" table:formula="of:=[.E14]/(1-[.H14])" office:value-type="currency" office:currency="RUB" office:value="46701.170212766" calcext:value-type="currency">
              <text:p>46 701,17 ₽</text:p>
            </table:table-cell>
            <table:table-cell table:style-name="ce80"/>
            <table:table-cell table:style-name="ce65" table:number-columns-repeated="3"/>
          </table:table-row>
          <table:table-row table:style-name="ro2">
            <table:table-cell table:style-name="ce43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51" table:formula="of:=[.F15]/(1+[.$E$1])/(1+[.$E$1])" office:value-type="currency" office:currency="RUB" office:value="40382.6787942751" calcext:value-type="currency">
              <text:p>40 382,68 ₽</text:p>
            </table:table-cell>
            <table:table-cell table:style-name="ce218" table:formula="of:=([.C12]/(1-[.B24]-[.B27])*[.B24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5]+[.D15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5]*(1-[.$H15])" office:value-type="currency" office:currency="RUB" office:value="42014.1390175639" calcext:value-type="currency">
              <text:p>42 014,14 ₽</text:p>
            </table:table-cell>
            <table:table-cell table:style-name="ce74" table:formula="of:=[.J15]*(1-[.H15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4])" office:value-type="currency" office:currency="RUB" office:value="44695.8925718765" calcext:value-type="currency">
              <text:p>44 695,89 ₽</text:p>
            </table:table-cell>
            <table:table-cell table:style-name="ce69" table:formula="of:=IF([.$D$7]=0;0;['Коммерческое предложение'.$C$22]*([.D15])/[.$D$7])" office:value-type="currency" office:currency="RUB" office:value="0" calcext:value-type="currency">
              <text:p>0,00 ₽</text:p>
            </table:table-cell>
            <table:table-cell table:style-name="ce69" table:formula="of:=[.E15]/(1-[.H15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number-columns-repeated="3"/>
          </table:table-row>
          <table:table-row table:style-name="ro6">
            <table:table-cell table:style-name="ce43" office:value-type="string" calcext:value-type="string">
              <text:p>Запас на ремонт оборудования и покупку запчастей</text:p>
            </table:table-cell>
            <table:table-cell table:style-name="ce51" table:formula="of:=[.F16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5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6]+[.D16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6]*(1-[.$H16])" office:value-type="currency" office:currency="RUB" office:value="13957.3438832485" calcext:value-type="currency">
              <text:p>13 957,34 ₽</text:p>
            </table:table-cell>
            <table:table-cell table:style-name="ce74" table:formula="of:=[.J16]*(1-[.H16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5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6])/[.$D$7])" office:value-type="currency" office:currency="RUB" office:value="0" calcext:value-type="currency">
              <text:p>0,00 ₽</text:p>
            </table:table-cell>
            <table:table-cell table:style-name="ce69" table:formula="of:=[.E16]/(1-[.H16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number-columns-repeated="3"/>
          </table:table-row>
          <table:table-row table:style-name="ro2">
            <table:table-cell table:style-name="ce43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51" table:formula="of:=[.F17]/(1+[.$E$1])/(1+[.$E$1])" office:value-type="currency" office:currency="RUB" office:value="40382.6787942751" calcext:value-type="currency">
              <text:p>40 382,68 ₽</text:p>
            </table:table-cell>
            <table:table-cell table:style-name="ce218" table:formula="of:=([.C12]/(1-[.B24]-[.B27])*[.B27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7]+[.D17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7]*(1-[.$H17])" office:value-type="currency" office:currency="RUB" office:value="42014.1390175639" calcext:value-type="currency">
              <text:p>42 014,14 ₽</text:p>
            </table:table-cell>
            <table:table-cell table:style-name="ce74" table:formula="of:=[.J17]*(1-[.H17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7])" office:value-type="currency" office:currency="RUB" office:value="44695.8925718765" calcext:value-type="currency">
              <text:p>44 695,89 ₽</text:p>
            </table:table-cell>
            <table:table-cell table:style-name="ce69" table:formula="of:=IF([.$D$7]=0;0;['Коммерческое предложение'.$C$22]*([.D17])/[.$D$7])" office:value-type="currency" office:currency="RUB" office:value="0" calcext:value-type="currency">
              <text:p>0,00 ₽</text:p>
            </table:table-cell>
            <table:table-cell table:style-name="ce69" table:formula="of:=[.E17]/(1-[.H17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На обучение работе с оборудованием и ПО</text:p>
            </table:table-cell>
            <table:table-cell table:style-name="ce51" table:formula="of:=[.F18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8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8]+[.D18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8]*(1-[.$H18])" office:value-type="currency" office:currency="RUB" office:value="13957.3438832485" calcext:value-type="currency">
              <text:p>13 957,34 ₽</text:p>
            </table:table-cell>
            <table:table-cell table:style-name="ce74" table:formula="of:=[.J18]*(1-[.H18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8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8])/[.$D$7])" office:value-type="currency" office:currency="RUB" office:value="0" calcext:value-type="currency">
              <text:p>0,00 ₽</text:p>
            </table:table-cell>
            <table:table-cell table:style-name="ce69" table:formula="of:=[.E18]/(1-[.H18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style-name="ce65" table:number-columns-repeated="3"/>
          </table:table-row>
          <table:table-row table:style-name="ro9">
            <table:table-cell table:style-name="ce43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52" table:formula="of:=IF([.$E$2]&lt;100%; [.F19]/(1-[.$E$2])/(1+[.$E$1]);0)*MIN(2;[.B8]/5)" office:value-type="currency" office:currency="RUB" office:value="8705.81170792192" calcext:value-type="currency">
              <text:p>8 705,81 ₽</text:p>
            </table:table-cell>
            <table:table-cell table:style-name="ce218" table:formula="of:=([.C10]*(1-[.B26]-[.B29])*([$'Операционные затраты (на владение)'.C22]/10)*[.B26])*(1+[.$E$1])*MIN(2;[.B8]/5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19]+[.D19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19]*(1-[.$H19])" office:value-type="currency" office:currency="RUB" office:value="4439.96397104018" calcext:value-type="currency">
              <text:p>4 439,96 ₽</text:p>
            </table:table-cell>
            <table:table-cell table:style-name="ce74" table:formula="of:=[.J19]*(1-[.H19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6])*(1-[.$E$2])" office:value-type="currency" office:currency="RUB" office:value="4723.36592663849" calcext:value-type="currency">
              <text:p>4 723,37 ₽</text:p>
            </table:table-cell>
            <table:table-cell table:style-name="ce69" table:formula="of:=IF([.$D$7]=0;0;['Коммерческое предложение'.$C$22]*([.D19])/[.$D$7])" office:value-type="currency" office:currency="RUB" office:value="0" calcext:value-type="currency">
              <text:p>0,00 ₽</text:p>
            </table:table-cell>
            <table:table-cell table:style-name="ce69" table:formula="of:=[.E19]/(1-[.H19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Работникам на отпуск, отдых, лечение</text:p>
            </table:table-cell>
            <table:table-cell table:style-name="ce52" table:formula="of:=IF([.$E$2]&lt;100%; [.F20]/(1-[.$E$2])/(1+[.$E$1]);0)*MIN(2;[.B8]/5)" office:value-type="currency" office:currency="RUB" office:value="8705.81170792192" calcext:value-type="currency">
              <text:p>8 705,81 ₽</text:p>
            </table:table-cell>
            <table:table-cell table:style-name="ce218" table:formula="of:=([.C10]*(1-[.B26]-[.B29])*([$'Операционные затраты (на владение)'.C22]/10)*[.B29])*(1+[.$E$1]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20]+[.D20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20]*(1-[.$H20])" office:value-type="currency" office:currency="RUB" office:value="4439.96397104018" calcext:value-type="currency">
              <text:p>4 439,96 ₽</text:p>
            </table:table-cell>
            <table:table-cell table:style-name="ce74" table:formula="of:=[.J20]*(1-[.H20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9])*(1-[.$E$2])" office:value-type="currency" office:currency="RUB" office:value="4723.36592663849" calcext:value-type="currency">
              <text:p>4 723,37 ₽</text:p>
            </table:table-cell>
            <table:table-cell table:style-name="ce69" table:formula="of:=IF([.$D$7]=0;0;['Коммерческое предложение'.$C$22]*([.D20])/[.$D$7])" office:value-type="currency" office:currency="RUB" office:value="0" calcext:value-type="currency">
              <text:p>0,00 ₽</text:p>
            </table:table-cell>
            <table:table-cell table:style-name="ce69" table:formula="of:=[.E20]/(1-[.H20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Денег на оплату работ специалистов (на руки):</text:p>
            </table:table-cell>
            <table:table-cell table:style-name="ce52" table:formula="of:=IF([.$E$2]&lt;100%; [.F21]/(1-[.$E$2])/(1+[.$E$1]);0)*MIN(2;[.B8]/5)" office:value-type="currency" office:currency="RUB" office:value="100738.678334525" calcext:value-type="currency">
              <text:p>100 738,68 ₽</text:p>
            </table:table-cell>
            <table:table-cell table:style-name="ce219" table:formula="of:=([.C10]*([$'Операционные затраты (на владение)'.C22]/10))*(1+[.$E$1])*MIN(2;[.C8]/5)" office:value-type="currency" office:currency="RUB" office:value="147560" calcext:value-type="currency">
              <text:p>147 560,00 ₽</text:p>
            </table:table-cell>
            <table:table-cell table:style-name="ce68"/>
            <table:table-cell table:style-name="ce73" table:formula="of:=([.C21]+[.D21])*(1+[.$E$1])" office:value-type="currency" office:currency="RUB" office:value="150511.2" calcext:value-type="currency">
              <text:p>150 511,20 ₽</text:p>
            </table:table-cell>
            <table:table-cell table:style-name="ce74" table:formula="of:=[.I21]*(1-[.$H21])" office:value-type="currency" office:currency="RUB" office:value="51376.7259506079" calcext:value-type="currency">
              <text:p>51 376,73 ₽</text:p>
            </table:table-cell>
            <table:table-cell table:style-name="ce74" table:formula="of:=[.J21]*(1-[.H21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9" table:formula="of:=([.B10]*([$'Операционные затраты (на владение)'.C22]/10))*(1-[.$E$2])" office:value-type="currency" office:currency="RUB" office:value="54656.0914368169" calcext:value-type="currency">
              <text:p>54 656,09 ₽</text:p>
            </table:table-cell>
            <table:table-cell table:style-name="ce69" table:formula="of:=IF([.$D$7]=0;0;['Коммерческое предложение'.$C$22]*([.D21])/[.$D$7])" office:value-type="currency" office:currency="RUB" office:value="0" calcext:value-type="currency">
              <text:p>0,00 ₽</text:p>
            </table:table-cell>
            <table:table-cell table:style-name="ce69" table:formula="of:=[.E21]/(1-[.H21])" office:value-type="currency" office:currency="RUB" office:value="160118.297872341" calcext:value-type="currency">
              <text:p>160 118,30 ₽</text:p>
            </table:table-cell>
            <table:table-cell table:style-name="ce80"/>
            <table:table-cell table:style-name="ce65" table:number-columns-repeated="3"/>
          </table:table-row>
          <table:table-row table:style-name="ro2">
            <table:table-cell table:style-name="ce43" office:value-type="string" calcext:value-type="string">
              <text:p>Погрешность (залог, выброшено, потеряно, украли, благотворительность, на погоду и т. д.)</text:p>
            </table:table-cell>
            <table:table-cell table:style-name="ce52" table:formula="of:=[.F22]/(1+[.$E$1])/(1+[.$E$1])*MIN(2;[.B8]/5)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3" calcext:value-type="currency">
              <text:p>3,00 ₽</text:p>
            </table:table-cell>
            <table:table-cell table:style-name="ce73" table:formula="of:=([.C22]+[.D22])*(1-[.$E$2])*(1+[.$E$1])" office:value-type="currency" office:currency="RUB" office:value="1.53" calcext:value-type="currency">
              <text:p>1,53 ₽</text:p>
            </table:table-cell>
            <table:table-cell table:style-name="ce74" table:formula="of:=[.I22]*(1-[.$H22])" office:value-type="currency" office:currency="RUB" office:value="0" calcext:value-type="currency">
              <text:p>0,00 ₽</text:p>
            </table:table-cell>
            <table:table-cell table:style-name="ce74" table:formula="of:=[.J22]*(1-[.H22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7]-[.B30])*([$'Операционные затраты (на владение)'.C23]/10)*[.B30])*(1-[.$E$2])*(1+[.$E$1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2])/[.$D$7])" office:value-type="currency" office:currency="RUB" office:value="0" calcext:value-type="currency">
              <text:p>0,00 ₽</text:p>
            </table:table-cell>
            <table:table-cell table:style-name="ce69" table:formula="of:=[.E22]/(1-[.H22])" office:value-type="currency" office:currency="RUB" office:value="1.62765957446809" calcext:value-type="currency">
              <text:p>1,63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4" table:number-columns-repeated="12"/>
            <table:table-cell table:style-name="ce65" table:number-columns-repeated="3"/>
          </table:table-row>
          <table:table-row-group>
            <table:table-row table:style-name="ro10">
              <table:table-cell table:style-name="ce45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1">
              <table:table-cell table:style-name="ce45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0">
              <table:table-cell table:style-name="ce45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1) Развитие фирмы, % от стоимости материалов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2) Развитие сотрудников, % от стоимости оборудования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3) Укрепление команды, % от стоимости работ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1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style-name="ce54" table:number-columns-repeated="11"/>
          <table:table-cell table:style-name="ce65" table:number-columns-repeated="3"/>
        </table:table-row>
        <table:table-row table:style-name="ro1">
          <table:table-cell table:style-name="ce46"/>
          <table:table-cell table:style-name="ce55" table:formula="of:=[.K63]" office:value-type="currency" office:currency="RUB" office:value="0" calcext:value-type="currency">
            <text:p>0,00 ₽</text:p>
          </table:table-cell>
          <table:table-cell table:style-name="ce64" table:number-columns-repeated="10"/>
          <table:table-cell table:style-name="ce81"/>
          <table:table-cell table:style-name="ce65" table:number-columns-repeated="2"/>
        </table:table-row>
        <table:table-row table:style-name="ro1">
          <table:table-cell table:style-name="ce46"/>
          <table:table-cell table:style-name="ce55" table:formula="of:=[.K64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5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6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7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8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9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style-name="ce55" table:formula="of:=[.K70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47"/>
          <table:table-cell table:style-name="ce12"/>
          <table:table-cell table:style-name="ce58" table:number-columns-repeated="10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Состав работ, выплаты, расходы" table:style-name="ta1"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17" table:visibility="collapse" table:default-cell-style-name="Default"/>
        <table:table-column table:style-name="co4" table:visibility="collapse" table:number-columns-repeated="2" table:default-cell-style-name="Default"/>
        <table:table-column table:style-name="co18" table:visibility="collapse" table:default-cell-style-name="Default"/>
        <table:table-column table:style-name="co19" table:default-cell-style-name="ce44"/>
        <table:table-column table:style-name="co20" table:default-cell-style-name="ce44"/>
        <table:table-column table:style-name="co19" table:number-columns-repeated="5" table:default-cell-style-name="ce44"/>
        <table:table-row table:style-name="ro1" table:visibility="collapse">
          <table:table-cell table:style-name="ce82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65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83" office:value-type="string" calcext:value-type="string">
            <text:p>Работы</text:p>
          </table:table-cell>
          <table:table-cell table:style-name="ce90" office:value-type="string" calcext:value-type="string">
            <text:p>Материалы и расходники</text:p>
          </table:table-cell>
          <table:table-cell table:style-name="ce90" office:value-type="string" calcext:value-type="string">
            <text:p>Инструмент и инфраструктура</text:p>
          </table:table-cell>
          <table:table-cell table:style-name="ce83" office:value-type="string" calcext:value-type="string">
            <text:p>Выполнение</text:p>
          </table:table-cell>
          <table:table-cell table:style-name="ce41" office:value-type="string" calcext:value-type="string">
            <text:p>Работы</text:p>
          </table:table-cell>
          <table:table-cell table:style-name="ce65"/>
          <table:table-cell table:style-name="ce100" office:value-type="string" calcext:value-type="string">
            <text:p>Себестоимость</text:p>
          </table:table-cell>
          <table:table-cell table:style-name="ce100" office:value-type="string" calcext:value-type="string">
            <text:p>Страховка</text:p>
          </table:table-cell>
          <table:table-cell table:style-name="ce100" office:value-type="string" calcext:value-type="string">
            <text:p>Развитие</text:p>
          </table:table-cell>
          <table:table-cell table:style-name="ce104"/>
          <table:table-cell table:style-name="ce109" office:value-type="string" calcext:value-type="string">
            <text:p>Всего:</text:p>
          </table:table-cell>
          <table:table-cell table:style-name="ce109" table:formula="of:=[$'Список имен'.C6]" office:value-type="string" office:string-value="К" calcext:value-type="string">
            <text:p>К</text:p>
          </table:table-cell>
          <table:table-cell table:style-name="ce109" table:formula="of:=[$'Список имен'.C5]" office:value-type="string" office:string-value="А3" calcext:value-type="string">
            <text:p>А3</text:p>
          </table:table-cell>
          <table:table-cell table:style-name="ce109" table:formula="of:=[$'Список имен'.C4]" office:value-type="string" office:string-value="А2" calcext:value-type="string">
            <text:p>А2</text:p>
          </table:table-cell>
          <table:table-cell table:style-name="ce109" table:formula="of:=[$'Список имен'.C3]" office:value-type="string" office:string-value="А1" calcext:value-type="string">
            <text:p>А1</text:p>
          </table:table-cell>
          <table:table-cell table:style-name="ce109" table:formula="of:=[$'Список имен'.C2]" office:value-type="string" office:string-value="В" calcext:value-type="string">
            <text:p>В</text:p>
          </table:table-cell>
          <table:table-cell table:style-name="ce109" office:value-type="string" calcext:value-type="string">
            <text:p>???</text:p>
          </table:table-cell>
        </table:table-row>
        <table:table-row table:style-name="ro9">
          <table:table-cell table:style-name="ce84" office:value-type="string" calcext:value-type="string">
            <text:p>Поиск и оформление заказов (учитывается после сдачи работ и получения оплаты по заказу)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да</text:p>
          </table:table-cell>
          <table:table-cell table:style-name="ce85" table:formula="of:=IF([.D3]=&quot;нет&quot;;0;1)" office:value-type="float" office:value="1" calcext:value-type="float">
            <text:p>1</text:p>
          </table:table-cell>
          <table:table-cell/>
          <table:table-cell table:style-name="ce101" table:formula="of:=[.E3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85"/>
          <table:table-cell table:style-name="ce116" office:value-type="percentage" office:value="1" calcext:value-type="percentage">
            <text:p>100,00%</text:p>
          </table:table-cell>
          <table:table-cell table:style-name="ce38"/>
          <table:table-cell table:style-name="ce117"/>
          <table:table-cell table:style-name="ce38" table:number-columns-repeated="3"/>
        </table:table-row>
        <table:table-row table:style-name="ro1">
          <table:table-cell table:style-name="ce85" table:formula="of:=[$'Коммерческое предложение'.B8]" office:value-type="string" office:string-value="Разработка (да/нет):" calcext:value-type="string">
            <text:p>Разработка (да/нет):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8]" office:value-type="string" office:string-value="да" calcext:value-type="string">
            <text:p>да</text:p>
          </table:table-cell>
          <table:table-cell table:style-name="ce85" table:formula="of:=IF([.D4]=&quot;нет&quot;;0;1)" office:value-type="float" office:value="1" calcext:value-type="float">
            <text:p>1</text:p>
          </table:table-cell>
          <table:table-cell/>
          <table:table-cell table:style-name="ce101" table:formula="of:=[.E4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9]" office:value-type="string" office:string-value="Изготовление (да/нет):" calcext:value-type="string">
            <text:p>Изготовление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9]" office:value-type="string" office:string-value="да" calcext:value-type="string">
            <text:p>да</text:p>
          </table:table-cell>
          <table:table-cell table:style-name="ce85" table:formula="of:=IF([.D5]=&quot;нет&quot;;0;1)" office:value-type="float" office:value="1" calcext:value-type="float">
            <text:p>1</text:p>
          </table:table-cell>
          <table:table-cell/>
          <table:table-cell table:style-name="ce101" table:formula="of:=[.E5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0]" office:value-type="string" office:string-value="Проверка (да/нет):" calcext:value-type="string">
            <text:p>Прове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0]" office:value-type="string" office:string-value="да" calcext:value-type="string">
            <text:p>да</text:p>
          </table:table-cell>
          <table:table-cell table:style-name="ce85" table:formula="of:=IF([.D6]=&quot;нет&quot;;0;1)" office:value-type="float" office:value="1" calcext:value-type="float">
            <text:p>1</text:p>
          </table:table-cell>
          <table:table-cell/>
          <table:table-cell table:style-name="ce101" table:formula="of:=[.E6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118" table:number-columns-repeated="2"/>
          <table:table-cell table:style-name="ce116"/>
        </table:table-row>
        <table:table-row table:style-name="ro6">
          <table:table-cell table:style-name="ce85" table:formula="of:=[$'Коммерческое предложение'.B11]" office:value-type="string" office:string-value="Упаковка (да/нет):" calcext:value-type="string">
            <text:p>Упаков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1]" office:value-type="string" office:string-value="да" calcext:value-type="string">
            <text:p>да</text:p>
          </table:table-cell>
          <table:table-cell table:style-name="ce85" table:formula="of:=IF([.D7]=&quot;нет&quot;;0;1)" office:value-type="float" office:value="1" calcext:value-type="float">
            <text:p>1</text:p>
          </table:table-cell>
          <table:table-cell/>
          <table:table-cell table:style-name="ce101" table:formula="of:=[.E7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2]" office:value-type="string" office:string-value="Сборка (да/нет):" calcext:value-type="string">
            <text:p>Сбо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2]" office:value-type="string" office:string-value="да" calcext:value-type="string">
            <text:p>да</text:p>
          </table:table-cell>
          <table:table-cell table:style-name="ce85" table:formula="of:=IF([.D8]=&quot;нет&quot;;0;1)" office:value-type="float" office:value="1" calcext:value-type="float">
            <text:p>1</text:p>
          </table:table-cell>
          <table:table-cell/>
          <table:table-cell table:style-name="ce101" table:formula="of:=[.E8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3]" office:value-type="string" office:string-value="Монтаж (да/нет):" calcext:value-type="string">
            <text:p>Монтаж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3]" office:value-type="string" office:string-value="да" calcext:value-type="string">
            <text:p>да</text:p>
          </table:table-cell>
          <table:table-cell table:style-name="ce85" table:formula="of:=IF([.D9]=&quot;нет&quot;;0;1)" office:value-type="float" office:value="1" calcext:value-type="float">
            <text:p>1</text:p>
          </table:table-cell>
          <table:table-cell/>
          <table:table-cell table:style-name="ce101" table:formula="of:=[.E9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4]" office:value-type="string" office:string-value="Выезд (да/нет):" calcext:value-type="string">
            <text:p>Выезд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4]" office:value-type="string" office:string-value="да" calcext:value-type="string">
            <text:p>да</text:p>
          </table:table-cell>
          <table:table-cell table:style-name="ce85" table:formula="of:=IF([.D10]=&quot;нет&quot;;0;1)" office:value-type="float" office:value="1" calcext:value-type="float">
            <text:p>1</text:p>
          </table:table-cell>
          <table:table-cell/>
          <table:table-cell table:style-name="ce101" table:formula="of:=[.E10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5]" office:value-type="string" office:string-value="Годовая гарантия на товар (да/нет):" calcext:value-type="string">
            <text:p>Годовая гарантия на товар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5]" office:value-type="string" office:string-value="да" calcext:value-type="string">
            <text:p>да</text:p>
          </table:table-cell>
          <table:table-cell table:style-name="ce85" table:formula="of:=IF([.D11]=&quot;нет&quot;;0;1)" office:value-type="float" office:value="1" calcext:value-type="float">
            <text:p>1</text:p>
          </table:table-cell>
          <table:table-cell/>
          <table:table-cell table:style-name="ce101" table:formula="of:=[.E11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6" office:value-type="string" calcext:value-type="string">
            <text:p>Выплата по работам:</text:p>
          </table:table-cell>
          <table:table-cell table:style-name="ce91" table:number-columns-repeated="8"/>
          <table:table-cell table:style-name="ce105"/>
          <table:table-cell table:style-name="ce111" table:formula="of:=SUM([.L13:.Q13])" office:value-type="percentage" office:value="1" calcext:value-type="percentage">
            <text:p>100,00%</text:p>
          </table:table-cell>
          <table:table-cell table:style-name="ce111" table:formula="of:=SUM([.L$3:.L$11])/SUM([.$L$3:.$Q$11])" office:value-type="percentage" office:value="0.111111111111111" calcext:value-type="percentage">
            <text:p>11,11%</text:p>
          </table:table-cell>
          <table:table-cell table:style-name="ce111" table:formula="of:=SUM([.M$3:.M$11])/SUM([.$L$3:.$Q$11])" office:value-type="percentage" office:value="0" calcext:value-type="percentage">
            <text:p>0,00%</text:p>
          </table:table-cell>
          <table:table-cell table:style-name="ce111" table:formula="of:=SUM([.N$3:.N$11])/SUM([.$L$3:.$Q$11])" office:value-type="percentage" office:value="0.888888888888889" calcext:value-type="percentage">
            <text:p>88,89%</text:p>
          </table:table-cell>
          <table:table-cell table:style-name="ce111" table:formula="of:=SUM([.O$3:.O$11])/SUM([.$L$3:.$Q$11])" office:value-type="percentage" office:value="0" calcext:value-type="percentage">
            <text:p>0,00%</text:p>
          </table:table-cell>
          <table:table-cell table:style-name="ce111" table:formula="of:=SUM([.P$3:.P$11])/SUM([.$L$3:.$Q$11])" office:value-type="percentage" office:value="0" calcext:value-type="percentage">
            <text:p>0,00%</text:p>
          </table:table-cell>
          <table:table-cell table:style-name="ce111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6" office:value-type="string" calcext:value-type="string">
            <text:p>Себестоимость работ:</text:p>
          </table:table-cell>
          <table:table-cell table:style-name="ce91" table:number-columns-repeated="8"/>
          <table:table-cell table:style-name="ce105"/>
          <table:table-cell table:style-name="ce112" table:formula="of:=[$'Распределение средств по заказу'.B12]" office:value-type="currency" office:currency="RUB" office:value="147560" calcext:value-type="currency">
            <text:p>147 560,00 ₽</text:p>
          </table:table-cell>
          <table:table-cell table:style-name="ce112" table:formula="of:=[.$K14]*[.L13]/[.$K$13]" office:value-type="currency" office:currency="RUB" office:value="16395.5555555555" calcext:value-type="currency">
            <text:p>16 395,56 ₽</text:p>
          </table:table-cell>
          <table:table-cell table:style-name="ce112" table:formula="of:=[.$K14]*[.M13]/[.$K$13]" office:value-type="currency" office:currency="RUB" office:value="0" calcext:value-type="currency">
            <text:p>0,00 ₽</text:p>
          </table:table-cell>
          <table:table-cell table:style-name="ce112" table:formula="of:=[.$K14]*[.N13]/[.$K$13]" office:value-type="currency" office:currency="RUB" office:value="131164.444444445" calcext:value-type="currency">
            <text:p>131 164,44 ₽</text:p>
          </table:table-cell>
          <table:table-cell table:style-name="ce112" table:formula="of:=[.$K14]*[.O13]/[.$K$13]" office:value-type="currency" office:currency="RUB" office:value="0" calcext:value-type="currency">
            <text:p>0,00 ₽</text:p>
          </table:table-cell>
          <table:table-cell table:style-name="ce112" table:formula="of:=[.$K14]*[.P13]/[.$K$13]" office:value-type="currency" office:currency="RUB" office:value="0" calcext:value-type="currency">
            <text:p>0,00 ₽</text:p>
          </table:table-cell>
          <table:table-cell table:style-name="ce112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 office:value-type="string" calcext:value-type="string">
            <text:p>Выплачено</text:p>
          </table:table-cell>
          <table:table-cell table:number-columns-repeated="8"/>
          <table:table-cell table:style-name="ce106"/>
          <table:table-cell table:style-name="ce113" table:number-columns-repeated="7"/>
        </table:table-row>
        <table:table-row table:style-name="ro1">
          <table:table-cell table:style-name="ce87" office:value-type="string" calcext:value-type="string">
            <text:p>Осталось выплатить:</text:p>
          </table:table-cell>
          <table:table-cell table:number-columns-repeated="8"/>
          <table:table-cell table:style-name="ce106"/>
          <table:table-cell table:style-name="ce114" table:formula="of:=SUM([.K14:.K14])-[.K15]" office:value-type="currency" office:currency="RUB" office:value="147560" calcext:value-type="currency">
            <text:p>147 560,00 ₽</text:p>
          </table:table-cell>
          <table:table-cell table:style-name="ce114" table:formula="of:=SUM([.L14:.L14])-[.L15]" office:value-type="currency" office:currency="RUB" office:value="16395.5555555555" calcext:value-type="currency">
            <text:p>16 395,56 ₽</text:p>
          </table:table-cell>
          <table:table-cell table:style-name="ce114" table:formula="of:=SUM([.M14:.M14])-[.M15]" office:value-type="currency" office:currency="RUB" office:value="0" calcext:value-type="currency">
            <text:p>0,00 ₽</text:p>
          </table:table-cell>
          <table:table-cell table:style-name="ce114" table:formula="of:=SUM([.N14:.N14])-[.N15]" office:value-type="currency" office:currency="RUB" office:value="131164.444444445" calcext:value-type="currency">
            <text:p>131 164,44 ₽</text:p>
          </table:table-cell>
          <table:table-cell table:style-name="ce114" table:formula="of:=SUM([.O14:.O14])-[.O15]" office:value-type="currency" office:currency="RUB" office:value="0" calcext:value-type="currency">
            <text:p>0,00 ₽</text:p>
          </table:table-cell>
          <table:table-cell table:style-name="ce114" table:formula="of:=SUM([.P14:.P14])-[.P15]" office:value-type="currency" office:currency="RUB" office:value="0" calcext:value-type="currency">
            <text:p>0,00 ₽</text:p>
          </table:table-cell>
          <table:table-cell table:style-name="ce114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/>
          <table:table-cell table:number-columns-repeated="8"/>
          <table:table-cell table:style-name="ce106"/>
          <table:table-cell table:style-name="ce115" table:number-columns-repeated="7"/>
        </table:table-row>
        <table:table-row table:style-name="ro1">
          <table:table-cell table:style-name="ce88" office:value-type="string" calcext:value-type="string">
            <text:p>Доп. Расходы по заказу:</text:p>
          </table:table-cell>
          <table:table-cell table:style-name="ce92" table:number-columns-repeated="8"/>
          <table:table-cell table:style-name="ce107"/>
          <table:table-cell table:style-name="ce115" table:formula="of:=SUM([.K19:.K37])" office:value-type="currency" office:currency="RUB" office:value="0" calcext:value-type="currency">
            <text:p>0,00 ₽</text:p>
          </table:table-cell>
          <table:table-cell table:style-name="ce115" table:formula="of:=SUM([.L19:.L37])" office:value-type="currency" office:currency="RUB" office:value="0" calcext:value-type="currency">
            <text:p>0,00 ₽</text:p>
          </table:table-cell>
          <table:table-cell table:style-name="ce115" table:formula="of:=SUM([.M19:.M37])" office:value-type="currency" office:currency="RUB" office:value="0" calcext:value-type="currency">
            <text:p>0,00 ₽</text:p>
          </table:table-cell>
          <table:table-cell table:style-name="ce115" table:formula="of:=SUM([.N19:.N37])" office:value-type="currency" office:currency="RUB" office:value="-2" calcext:value-type="currency">
            <text:p>-2,00 ₽</text:p>
          </table:table-cell>
          <table:table-cell table:style-name="ce115" table:formula="of:=SUM([.O19:.O37])" office:value-type="currency" office:currency="RUB" office:value="-6" calcext:value-type="currency">
            <text:p>-6,00 ₽</text:p>
          </table:table-cell>
          <table:table-cell table:style-name="ce115" table:formula="of:=SUM([.P19:.P37])" office:value-type="currency" office:currency="RUB" office:value="0" calcext:value-type="currency">
            <text:p>0,00 ₽</text:p>
          </table:table-cell>
          <table:table-cell table:style-name="ce115" table:formula="of:=SUM([.Q19:.Q37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эвакуато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ремонт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ТО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страховка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замена номеро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медосмот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оформление новых пра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6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row table:style-name="ro9">
          <table:table-cell table:style-name="ce119" office:value-type="string" calcext:value-type="string">
            <text:p>С учётом вычета налогов</text:p>
          </table:table-cell>
          <table:table-cell table:style-name="ce119" office:value-type="string" calcext:value-type="string">
            <text:p>Выплаты по заказу</text:p>
          </table:table-cell>
          <table:table-cell table:style-name="ce119" office:value-type="string" calcext:value-type="string">
            <text:p>Деньги, полученные с покупателя</text:p>
          </table:table-cell>
          <table:table-cell table:style-name="ce119" office:value-type="string" calcext:value-type="string">
            <text:p>Премиальные</text:p>
          </table:table-cell>
          <table:table-cell table:style-name="ce100"/>
          <table:table-cell table:style-name="ce65" table:number-columns-repeated="2"/>
        </table:table-row>
        <table:table-row table:style-name="ro9">
          <table:table-cell table:style-name="ce119"/>
          <table:table-cell table:style-name="ce119" office:value-type="string" calcext:value-type="string">
            <text:p>Компаньонам для покрытия расходов</text:p>
          </table:table-cell>
          <table:table-cell table:style-name="ce119" office:value-type="string" calcext:value-type="string">
            <text:p>---</text:p>
          </table:table-cell>
          <table:table-cell table:style-name="ce119" office:value-type="string" calcext:value-type="string">
            <text:p>Продавцу</text:p>
          </table:table-cell>
          <table:table-cell table:style-name="ce65" table:number-columns-repeated="3"/>
        </table:table-row>
        <table:table-row table:style-name="ro6">
          <table:table-cell table:style-name="ce41" office:value-type="string" calcext:value-type="string">
            <text:p>Себестоимость материалов и расходников</text:p>
          </table:table-cell>
          <table:table-cell table:style-name="ce124" table:formula="of:=[$'Оценка стоимости заказа'.C12]+[$'Оценка стоимости заказа'.D12]" office:value-type="currency" office:currency="RUB" office:value="186000" calcext:value-type="currency">
            <text:p>186 000,00 ₽</text:p>
          </table:table-cell>
          <table:table-cell table:style-name="ce124" table:formula="of:=[$'Оценка стоимости заказа'.F12]+[$'Оценка стоимости заказа'.G12]" office:value-type="currency" office:currency="RUB" office:value="294098.973122947" calcext:value-type="currency">
            <text:p>294 098,97 ₽</text:p>
          </table:table-cell>
          <table:table-cell table:style-name="ce135" table:formula="of:=[.C3]-[.B3]" office:value-type="currency" office:currency="RUB" office:value="108098.973122947" calcext:value-type="currency">
            <text:p>108 098,97 ₽</text:p>
          </table:table-cell>
          <table:table-cell table:style-name="ce137" office:value-type="string" calcext:value-type="string">
            <text:p>Минус может быть из-за непредвиденных расходов или невер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6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124" table:formula="of:=[$'Оценка стоимости заказа'.C13]+[$'Оценка стоимости заказа'.D13]" office:value-type="currency" office:currency="RUB" office:value="96405.8666666671" calcext:value-type="currency">
            <text:p>96 405,87 ₽</text:p>
          </table:table-cell>
          <table:table-cell table:style-name="ce124" table:formula="of:=[$'Оценка стоимости заказа'.F13]+[$'Оценка стоимости заказа'.G13]" office:value-type="currency" office:currency="RUB" office:value="67731.6503782183" calcext:value-type="currency">
            <text:p>67 731,65 ₽</text:p>
          </table:table-cell>
          <table:table-cell table:style-name="ce135" table:formula="of:=[.C4]-[.B4]" office:value-type="currency" office:currency="RUB" office:value="-28674.2162884488" calcext:value-type="currency">
            <text:p>-28 674,22 ₽</text:p>
          </table:table-cell>
          <table:table-cell table:style-name="ce137" office:value-type="string" calcext:value-type="string">
            <text:p>Минус может быть из-за изменений в сроках работ</text:p>
          </table:table-cell>
          <table:table-cell table:style-name="ce137"/>
          <table:table-cell table:style-name="ce65"/>
        </table:table-row>
        <table:table-row table:style-name="ro6">
          <table:table-cell table:style-name="ce43" office:value-type="string" calcext:value-type="string">
            <text:p>Отложить на покупку и оплату аренды используемого ПО</text:p>
          </table:table-cell>
          <table:table-cell table:style-name="ce124" table:formula="of:=[$'Оценка стоимости заказа'.C14]+[$'Оценка стоимости заказа'.D14]" office:value-type="currency" office:currency="RUB" office:value="43038.3333333334" calcext:value-type="currency">
            <text:p>43 038,33 ₽</text:p>
          </table:table-cell>
          <table:table-cell table:style-name="ce124" table:formula="of:=[$'Оценка стоимости заказа'.F14]+[$'Оценка стоимости заказа'.G14]" office:value-type="currency" office:currency="RUB" office:value="29969.7568045213" calcext:value-type="currency">
            <text:p>29 969,76 ₽</text:p>
          </table:table-cell>
          <table:table-cell table:style-name="ce135" table:formula="of:=[.C5]-[.B5]" office:value-type="currency" office:currency="RUB" office:value="-13068.5765288121" calcext:value-type="currency">
            <text:p>-13 068,58 ₽</text:p>
          </table:table-cell>
          <table:table-cell table:style-name="ce137" table:number-columns-repeated="2"/>
          <table:table-cell table:style-name="ce65"/>
        </table:table-row>
        <table:table-row table:style-name="ro2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124" table:formula="of:=[$'Оценка стоимости заказа'.C15]+[$'Оценка стоимости заказа'.D15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5]+[$'Оценка стоимости заказа'.G15]" office:value-type="currency" office:currency="RUB" office:value="42014.1390175639" calcext:value-type="currency">
            <text:p>42 014,14 ₽</text:p>
          </table:table-cell>
          <table:table-cell table:style-name="ce135" table:formula="of:=[.C6]-[.B6]" office:value-type="currency" office:currency="RUB" office:value="14911.2818747068" calcext:value-type="currency">
            <text:p>14 911,28 ₽</text:p>
          </table:table-cell>
          <table:table-cell table:style-name="ce138" office:value-type="string" calcext:value-type="string">
            <text:p>В копилку на гарантийные обязательства</text:p>
          </table:table-cell>
          <table:table-cell table:style-name="ce138"/>
          <table:table-cell table:style-name="ce65"/>
        </table:table-row>
        <table:table-row table:style-name="ro6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124" table:formula="of:=[$'Оценка стоимости заказа'.C16]+[$'Оценка стоимости заказа'.D16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6]+[$'Оценка стоимости заказа'.G16]" office:value-type="currency" office:currency="RUB" office:value="13957.3438832485" calcext:value-type="currency">
            <text:p>13 957,34 ₽</text:p>
          </table:table-cell>
          <table:table-cell table:style-name="ce135" table:formula="of:=[.C7]-[.B7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 копилку на обновление</text:p>
          </table:table-cell>
          <table:table-cell table:style-name="ce138"/>
          <table:table-cell table:style-name="ce65"/>
        </table:table-row>
        <table:table-row table:style-name="ro2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124" table:formula="of:=[$'Оценка стоимости заказа'.C17]+[$'Оценка стоимости заказа'.D17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7]+[$'Оценка стоимости заказа'.G17]" office:value-type="currency" office:currency="RUB" office:value="42014.1390175639" calcext:value-type="currency">
            <text:p>42 014,14 ₽</text:p>
          </table:table-cell>
          <table:table-cell table:style-name="ce135" table:formula="of:=[.C8]-[.B8]" office:value-type="currency" office:currency="RUB" office:value="14911.2818747068" calcext:value-type="currency">
            <text:p>14 911,28 ₽</text:p>
          </table:table-cell>
          <table:table-cell table:style-name="ce138" office:value-type="string" calcext:value-type="string">
            <text:p>В копилку на развитие</text:p>
          </table:table-cell>
          <table:table-cell table:style-name="ce138"/>
          <table:table-cell table:style-name="ce65"/>
        </table:table-row>
        <table:table-row table:style-name="ro6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124" table:formula="of:=[$'Оценка стоимости заказа'.C18]+[$'Оценка стоимости заказа'.D18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8]+[$'Оценка стоимости заказа'.G18]" office:value-type="currency" office:currency="RUB" office:value="13957.3438832485" calcext:value-type="currency">
            <text:p>13 957,34 ₽</text:p>
          </table:table-cell>
          <table:table-cell table:style-name="ce135" table:formula="of:=[.C9]-[.B9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зносы на обучение</text:p>
          </table:table-cell>
          <table:table-cell table:style-name="ce138"/>
          <table:table-cell/>
        </table:table-row>
        <table:table-row table:style-name="ro6">
          <table:table-cell table:style-name="ce120" office:value-type="string" calcext:value-type="string">
            <text:p>Премии работникам: Риски по срокам исполнения</text:p>
          </table:table-cell>
          <table:table-cell table:style-name="ce124" table:formula="of:=[$'Оценка стоимости заказа'.C19]+[$'Оценка стоимости заказа'.D19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19]+[$'Оценка стоимости заказа'.G19]" office:value-type="currency" office:currency="RUB" office:value="4439.96397104018" calcext:value-type="currency">
            <text:p>4 439,96 ₽</text:p>
          </table:table-cell>
          <table:table-cell table:style-name="ce135" table:formula="of:=[.C10]-[.B10]" office:value-type="currency" office:currency="RUB" office:value="-8312.13479439192" calcext:value-type="currency">
            <text:p>-8 312,13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6">
          <table:table-cell table:style-name="ce120" office:value-type="string" calcext:value-type="string">
            <text:p>Работникам на отпуск, отдых, лечение</text:p>
          </table:table-cell>
          <table:table-cell table:style-name="ce124" table:formula="of:=[$'Оценка стоимости заказа'.C20]+[$'Оценка стоимости заказа'.D20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20]+[$'Оценка стоимости заказа'.G20]" office:value-type="currency" office:currency="RUB" office:value="4439.96397104018" calcext:value-type="currency">
            <text:p>4 439,96 ₽</text:p>
          </table:table-cell>
          <table:table-cell table:style-name="ce135" table:formula="of:=[.C11]-[.B11]" office:value-type="currency" office:currency="RUB" office:value="-8312.13479439192" calcext:value-type="currency">
            <text:p>-8 312,13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6">
          <table:table-cell table:style-name="ce120" office:value-type="string" calcext:value-type="string">
            <text:p>Денег на оплату работ специалистов (на руки):</text:p>
          </table:table-cell>
          <table:table-cell table:style-name="ce124" table:formula="of:=[$'Оценка стоимости заказа'.C21]+[$'Оценка стоимости заказа'.D21]" office:value-type="currency" office:currency="RUB" office:value="147560" calcext:value-type="currency">
            <text:p>147 560,00 ₽</text:p>
          </table:table-cell>
          <table:table-cell table:style-name="ce124" table:formula="of:=[$'Оценка стоимости заказа'.F21]+[$'Оценка стоимости заказа'.G21]" office:value-type="currency" office:currency="RUB" office:value="51376.7259506079" calcext:value-type="currency">
            <text:p>51 376,73 ₽</text:p>
          </table:table-cell>
          <table:table-cell table:style-name="ce135" table:formula="of:=[.C12]-[.B12]" office:value-type="currency" office:currency="RUB" office:value="-96183.2740493922" calcext:value-type="currency">
            <text:p>-96 183,27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/>
        </table:table-row>
        <table:table-row table:style-name="ro6">
          <table:table-cell table:style-name="ce121" office:value-type="string" calcext:value-type="string">
            <text:p>Непредвиденные расходы</text:p>
          </table:table-cell>
          <table:table-cell table:style-name="ce124" table:formula="of:=[$'Оценка стоимости заказа'.C22]+[$'Оценка стоимости заказа'.D22]" office:value-type="currency" office:currency="RUB" office:value="3" calcext:value-type="currency">
            <text:p>3,00 ₽</text:p>
          </table:table-cell>
          <table:table-cell table:style-name="ce124" table:formula="of:=[$'Оценка стоимости заказа'.F22]+[$'Оценка стоимости заказа'.G22]" office:value-type="currency" office:currency="RUB" office:value="0" calcext:value-type="currency">
            <text:p>0,00 ₽</text:p>
          </table:table-cell>
          <table:table-cell table:style-name="ce135" table:formula="of:=[.C13]-[.B13]" office:value-type="currency" office:currency="RUB" office:value="-3" calcext:value-type="currency">
            <text:p>-3,00 ₽</text:p>
          </table:table-cell>
          <table:table-cell table:style-name="ce81" table:number-columns-repeated="2"/>
          <table:table-cell/>
        </table:table-row>
        <table:table-row table:style-name="ro6">
          <table:table-cell table:style-name="ce121" office:value-type="string" calcext:value-type="string">
            <text:p>Плановая премия продавцу</text:p>
          </table:table-cell>
          <table:table-cell table:style-name="ce124" table:number-columns-repeated="2"/>
          <table:table-cell table:style-name="ce135" table:formula="of:=SUM([.B3:.B13])*[$'Коммерческое предложение'.C19]" office:value-type="currency" office:currency="RUB" office:value="11867.1027163316" calcext:value-type="currency">
            <text:p>11 867,10 ₽</text:p>
          </table:table-cell>
          <table:table-cell table:style-name="ce81" office:value-type="string" calcext:value-type="string">
            <text:p>Плановая премия продавцу</text:p>
          </table:table-cell>
          <table:table-cell table:style-name="ce81"/>
          <table:table-cell/>
        </table:table-row>
        <table:table-row table:style-name="ro6">
          <table:table-cell table:style-name="ce122" office:value-type="string" calcext:value-type="string">
            <text:p>Сдача заказчику с разницы в цене</text:p>
          </table:table-cell>
          <table:table-cell table:style-name="ce132" table:number-columns-repeated="2"/>
          <table:table-cell table:style-name="ce136" table:formula="of:=MIN(0;-[.C16]+[.B16])" office:value-type="currency" office:currency="RUB" office:value="0" calcext:value-type="currency">
            <text:p>0,00 ₽</text:p>
          </table:table-cell>
          <table:table-cell table:style-name="ce81" office:value-type="string" calcext:value-type="string">
            <text:p>Возврат заказчику при завышенной стоимости</text:p>
          </table:table-cell>
          <table:table-cell table:style-name="ce81"/>
          <table:table-cell/>
        </table:table-row>
        <table:table-row table:style-name="ro6">
          <table:table-cell table:style-name="ce123" office:value-type="string" calcext:value-type="string">
            <text:p>Итого:</text:p>
          </table:table-cell>
          <table:table-cell table:style-name="ce133" table:formula="of:=SUM([.B3:.B15])" office:value-type="currency" office:currency="RUB" office:value="593355.135816579" calcext:value-type="currency">
            <text:p>593 355,14 ₽</text:p>
          </table:table-cell>
          <table:table-cell table:style-name="ce133" table:formula="of:=SUM([.C3:.C15])" office:value-type="currency" office:currency="RUB" office:value="564000" calcext:value-type="currency">
            <text:p>564 000,00 ₽</text:p>
          </table:table-cell>
          <table:table-cell table:style-name="ce133" table:formula="of:=SUM([.D3:.D15])" office:value-type="currency" office:currency="RUB" office:value="-17488.0331002475" calcext:value-type="currency">
            <text:p>-17 488,03 ₽</text:p>
          </table:table-cell>
          <table:table-cell table:style-name="ce36"/>
          <table:table-cell table:style-name="ce65" table:number-columns-repeated="2"/>
        </table:table-row>
        <table:table-row table:style-name="ro1">
          <table:table-cell table:style-name="ce124" table:number-columns-repeated="3"/>
          <table:table-cell table:style-name="ce135"/>
          <table:table-cell table:style-name="ce65"/>
          <table:table-cell table:number-columns-repeated="2"/>
        </table:table-row>
        <table:table-row table:style-name="ro2">
          <table:table-cell table:style-name="ce125" office:value-type="string" calcext:value-type="string">
            <text:p>Компаньоны</text:p>
          </table:table-cell>
          <table:table-cell table:style-name="ce120" office:value-type="string" calcext:value-type="string">
            <text:p>Имя 1</text:p>
          </table:table-cell>
          <table:table-cell table:style-name="ce120" office:value-type="string" calcext:value-type="string">
            <text:p>Имя 2</text:p>
          </table:table-cell>
          <table:table-cell table:style-name="ce120" office:value-type="string" calcext:value-type="string">
            <text:p>Имя 3</text:p>
          </table:table-cell>
          <table:table-cell table:style-name="ce120" office:value-type="string" calcext:value-type="string">
            <text:p>Имя 4</text:p>
          </table:table-cell>
          <table:table-cell table:style-name="ce120" office:value-type="string" calcext:value-type="string">
            <text:p>Имя 5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2">
          <table:table-cell table:style-name="ce120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134" table:formula="of:=[$'Операционные затраты (на владение)'.E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F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G15]/SUM(['Операционные затраты (на владение)'.$E$15:.$J$15])" office:value-type="percentage" office:value="0.145486415425066" calcext:value-type="percentage">
            <text:p>14,55%</text:p>
          </table:table-cell>
          <table:table-cell table:style-name="ce134" table:formula="of:=[$'Операционные затраты (на владение)'.H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I15]/SUM(['Операционные затраты (на владение)'.$E$15:.$J$15])" office:value-type="percentage" office:value="0.0219106047326906" calcext:value-type="percentage">
            <text:p>2,19%</text:p>
          </table:table-cell>
          <table:table-cell table:style-name="ce134" table:formula="of:=[$'Операционные затраты (на владение)'.J15]/SUM(['Операционные затраты (на владение)'.$E$15:.$J$15])" office:value-type="percentage" office:value="0.306748466257669" calcext:value-type="percentage">
            <text:p>30,67%</text:p>
          </table:table-cell>
        </table:table-row>
        <table:table-row table:style-name="ro6">
          <table:table-cell table:style-name="ce120" office:value-type="string" calcext:value-type="string">
            <text:p>Доля в ПО</text:p>
          </table:table-cell>
          <table:table-cell table:number-columns-repeated="5" table:style-name="ce134" office:value-type="percentage" office:value="0.2" calcext:value-type="percentage">
            <text:p>20,00%</text:p>
          </table:table-cell>
          <table:table-cell table:style-name="ce134"/>
        </table:table-row>
        <table:table-row table:style-name="ro1">
          <table:table-cell table:style-name="ce126" office:value-type="string" calcext:value-type="string">
            <text:p>Покрытие расходов (амортизация стоимости)</text:p>
          </table:table-cell>
          <table:table-cell table:style-name="ce115" table:formula="of:=SUM([.$B$4];[.$B$5])*[.B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C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D19]" office:value-type="currency" office:currency="RUB" office:value="20287.2368098161" calcext:value-type="currency">
            <text:p>20 287,24 ₽</text:p>
          </table:table-cell>
          <table:table-cell table:style-name="ce115" table:formula="of:=SUM([.$B$4];[.$B$5])*[.E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F19]" office:value-type="currency" office:currency="RUB" office:value="3055.30674846627" calcext:value-type="currency">
            <text:p>3 055,31 ₽</text:p>
          </table:table-cell>
          <table:table-cell table:style-name="ce115" table:formula="of:=SUM([.$B$4];[.$B$5])*[.G19]" office:value-type="currency" office:currency="RUB" office:value="42774.2944785278" calcext:value-type="currency">
            <text:p>42 774,29 ₽</text:p>
          </table:table-cell>
        </table:table-row>
        <table:table-row table:style-name="ro1">
          <table:table-cell table:style-name="ce127" office:value-type="string" calcext:value-type="string">
            <text:p>Итого к выплате компаньонам:</text:p>
          </table:table-cell>
          <table:table-cell table:style-name="ce113" table:formula="of:=[.B21]" office:value-type="currency" office:currency="RUB" office:value="24442.4539877302" calcext:value-type="currency">
            <text:p>24 442,45 ₽</text:p>
          </table:table-cell>
          <table:table-cell table:style-name="ce113" table:formula="of:=[.C21]" office:value-type="currency" office:currency="RUB" office:value="24442.4539877302" calcext:value-type="currency">
            <text:p>24 442,45 ₽</text:p>
          </table:table-cell>
          <table:table-cell table:style-name="ce113" table:formula="of:=[.D21]" office:value-type="currency" office:currency="RUB" office:value="20287.2368098161" calcext:value-type="currency">
            <text:p>20 287,24 ₽</text:p>
          </table:table-cell>
          <table:table-cell table:style-name="ce113" table:formula="of:=[.E21]" office:value-type="currency" office:currency="RUB" office:value="24442.4539877302" calcext:value-type="currency">
            <text:p>24 442,45 ₽</text:p>
          </table:table-cell>
          <table:table-cell table:style-name="ce113" table:formula="of:=[.F21]" office:value-type="currency" office:currency="RUB" office:value="3055.30674846627" calcext:value-type="currency">
            <text:p>3 055,31 ₽</text:p>
          </table:table-cell>
          <table:table-cell table:style-name="ce32"/>
        </table:table-row>
        <table:table-row table:style-name="ro1">
          <table:table-cell table:style-name="ce128" office:value-type="string" calcext:value-type="string">
            <text:p>Взносы на легализацию и оплату используемого ПО</text:p>
          </table:table-cell>
          <table:table-cell table:style-name="ce115" table:formula="of:=[.B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C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D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E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F20]/SUM([.$B$20:.$F$20])*[.$G$21]" office:value-type="currency" office:currency="RUB" office:value="8554.85889570556" calcext:value-type="currency">
            <text:p>8 554,86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гарантийные обязательства</text:p>
          </table:table-cell>
          <table:table-cell table:style-name="ce115" table:formula="of:=[.$B$6]*[.B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C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D19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$B$6]*[.E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F19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обновление и ремонт</text:p>
          </table:table-cell>
          <table:table-cell table:style-name="ce115" table:formula="of:=[.$B$7]*[.B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C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D1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$B$7]*[.E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F1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развитие</text:p>
          </table:table-cell>
          <table:table-cell table:style-name="ce115" table:formula="of:=[.B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C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D19]*[.$B$8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E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F19]*[.$B$8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2">
          <table:table-cell table:style-name="ce13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115" table:formula="of:=[.B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C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D19]*[.$B$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E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F19]*[.$B$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31" office:value-type="string" calcext:value-type="string">
            <text:p>Итого, забросить в копилки:</text:p>
          </table:table-cell>
          <table:table-cell table:style-name="ce113" table:formula="of:=SUM([.B23:.B27])" office:value-type="currency" office:currency="RUB" office:value="32535.5765406396" calcext:value-type="currency">
            <text:p>32 535,58 ₽</text:p>
          </table:table-cell>
          <table:table-cell table:style-name="ce113" table:formula="of:=SUM([.C23:.C27])" office:value-type="currency" office:currency="RUB" office:value="32535.5765406396" calcext:value-type="currency">
            <text:p>32 535,58 ₽</text:p>
          </table:table-cell>
          <table:table-cell table:style-name="ce113" table:formula="of:=SUM([.D23:.D27])" office:value-type="currency" office:currency="RUB" office:value="28458.8545410009" calcext:value-type="currency">
            <text:p>28 458,85 ₽</text:p>
          </table:table-cell>
          <table:table-cell table:style-name="ce113" table:formula="of:=SUM([.E23:.E27])" office:value-type="currency" office:currency="RUB" office:value="32535.5765406396" calcext:value-type="currency">
            <text:p>32 535,58 ₽</text:p>
          </table:table-cell>
          <table:table-cell table:style-name="ce113" table:formula="of:=SUM([.F23:.F27])" office:value-type="currency" office:currency="RUB" office:value="11552.4486013223" calcext:value-type="currency">
            <text:p>11 552,45 ₽</text:p>
          </table:table-cell>
          <table:table-cell table:style-name="ce32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number-columns-repeated="3"/>
          <table:table-cell table:style-name="ce65" table:number-columns-repeated="3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style-name="ce65" table:number-columns-repeated="2"/>
        </table:table-row>
        <table:table-row table:style-name="ro1" table:number-rows-repeated="2">
          <table:table-cell table:style-name="ce46"/>
          <table:table-cell table:number-columns-repeated="3"/>
          <table:table-cell table:style-name="ce81"/>
          <table:table-cell table:style-name="ce65"/>
          <table:table-cell/>
        </table:table-row>
        <table:table-row table:style-name="ro1" table:number-rows-repeated="4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 table:number-rows-repeated="2">
          <table:table-cell table:style-name="ce47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/>
          <table:table-cell table:style-name="ce12" table:number-columns-repeated="3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Операционные затраты (на владение)" table:style-name="ta1">
        <table:table-column table:style-name="co26" table:default-cell-style-name="ce140"/>
        <table:table-column table:style-name="co27" table:default-cell-style-name="Default"/>
        <table:table-column table:style-name="co28" table:default-cell-style-name="ce148"/>
        <table:table-column table:style-name="co29" table:visibility="collapse" table:default-cell-style-name="ce148"/>
        <table:table-column table:style-name="co30" table:default-cell-style-name="Default"/>
        <table:table-column table:style-name="co4" table:number-columns-repeated="5" table:default-cell-style-name="Default"/>
        <table:table-row table:style-name="ro1">
          <table:table-cell table:style-name="ce97" office:value-type="string" calcext:value-type="string">
            <text:p>Среднегодовая инфляция</text:p>
          </table:table-cell>
          <table:table-cell table:style-name="ce142" office:value-type="percentage" office:value="0.1" calcext:value-type="percentage">
            <text:p>10,00%</text:p>
          </table:table-cell>
          <table:table-cell table:style-name="ce150" table:number-columns-repeated="2"/>
          <table:table-cell table:style-name="ce156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6">
          <table:table-cell table:style-name="ce97" office:value-type="string" calcext:value-type="string">
            <text:p>Изменение расходов за период времени</text:p>
          </table:table-cell>
          <table:table-cell table:style-name="ce143"/>
          <table:table-cell table:style-name="ce151" table:formula="of:=(1/POWER(1-[.$B$1];([.$C$5]-[.$B$5])/365))-1" office:value-type="percentage" office:value="0.094873585268382" calcext:value-type="percentage">
            <text:p>9,49%</text:p>
          </table:table-cell>
          <table:table-cell table:style-name="ce151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9">
          <table:table-cell table:style-name="ce139" office:value-type="string" calcext:value-type="string">
            <text:p>Расходы</text:p>
          </table:table-cell>
          <table:table-cell table:style-name="ce144" office:value-type="string" calcext:value-type="string">
            <text:p>Данные по стоимости на дату, с учетом налогов:</text:p>
          </table:table-cell>
          <table:table-cell table:style-name="ce144" office:value-type="string" calcext:value-type="string">
            <text:p>Оценка амортизационной стоимости с учетом инфляции на дату:</text:p>
          </table:table-cell>
          <table:table-cell table:style-name="ce144" office:value-type="string" calcext:value-type="string">
            <text:p>Из расчета на единицу</text:p>
          </table:table-cell>
          <table:table-cell table:style-name="ce82" table:formula="of:=[$'Список имен'.B2]" office:value-type="string" office:string-value="В" calcext:value-type="string">
            <text:p>В</text:p>
          </table:table-cell>
          <table:table-cell table:style-name="ce82" table:formula="of:=[$'Список имен'.B3]" office:value-type="string" office:string-value="А1" calcext:value-type="string">
            <text:p>А1</text:p>
          </table:table-cell>
          <table:table-cell table:style-name="ce82" table:formula="of:=[$'Список имен'.B4]" office:value-type="string" office:string-value="А2" calcext:value-type="string">
            <text:p>А2</text:p>
          </table:table-cell>
          <table:table-cell table:style-name="ce82" table:formula="of:=[$'Список имен'.B5]" office:value-type="string" office:string-value="А3" calcext:value-type="string">
            <text:p>А3</text:p>
          </table:table-cell>
          <table:table-cell table:style-name="ce82" table:formula="of:=[$'Список имен'.B6]" office:value-type="string" office:string-value="К" calcext:value-type="string">
            <text:p>К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45" office:value-type="date" office:date-value="2020-04-26" calcext:value-type="date">
            <text:p>26.04.20</text:p>
          </table:table-cell>
          <table:table-cell table:style-name="ce15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52"/>
          <table:table-cell table:style-name="ce82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4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 и т. п.) на 3 года</text:p>
          </table:table-cell>
          <table:table-cell table:style-name="ce147" table:formula="of:=10000*12*3" office:value-type="currency" office:currency="RUB" office:value="360000" calcext:value-type="currency">
            <text:p>360 000,00 ₽</text:p>
          </table:table-cell>
          <table:table-cell table:formula="of:=[.B7]*([.$C$2]+1)" office:value-type="currency" office:currency="RUB" office:value="394154.490696617" calcext:value-type="currency">
            <text:p>394 154,49 ₽</text:p>
          </table:table-cell>
          <table:table-cell table:formula="of:=[.C7]/SUM([.E7:.J7])" office:value-type="currency" office:currency="RUB" office:value="394154.490696617" calcext:value-type="currency">
            <text:p>394 154,49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47" table:formula="of:=50000*3" office:value-type="currency" office:currency="RUB" office:value="150000" calcext:value-type="currency">
            <text:p>150 000,00 ₽</text:p>
          </table:table-cell>
          <table:table-cell table:formula="of:=[.B8]*([.$C$2]+1)" office:value-type="currency" office:currency="RUB" office:value="164231.037790257" calcext:value-type="currency">
            <text:p>164 231,04 ₽</text:p>
          </table:table-cell>
          <table:table-cell table:formula="of:=[.C8]/SUM([.E8:.J8])" office:value-type="currency" office:currency="RUB" office:value="164231.037790257" calcext:value-type="currency">
            <text:p>164 231,04 ₽</text:p>
          </table:table-cell>
          <table:table-cell table:style-name="ce140"/>
          <table:table-cell table:number-columns-repeated="2"/>
          <table:table-cell table:style-name="ce15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затраты на 3 года)</text:p>
          </table:table-cell>
          <table:table-cell table:style-name="ce147" office:value-type="currency" office:currency="RUB" office:value="3500000" calcext:value-type="currency">
            <text:p>3 500 000,00 ₽</text:p>
          </table:table-cell>
          <table:table-cell table:formula="of:=[.B9]*([.$C$2]+1)" office:value-type="currency" office:currency="RUB" office:value="3832057.54843934" calcext:value-type="currency">
            <text:p>3 832 057,55 ₽</text:p>
          </table:table-cell>
          <table:table-cell table:formula="of:=[.C9]/SUM([.E9:.J9])" office:value-type="currency" office:currency="RUB" office:value="3832057.54843934" calcext:value-type="currency">
            <text:p>3 832 057,55 ₽</text:p>
          </table:table-cell>
          <table:table-cell table:style-name="ce140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47" table:formula="of:=SUM([.E10:.J10])*100000" office:value-type="currency" office:currency="RUB" office:value="500000" calcext:value-type="currency">
            <text:p>500 000,00 ₽</text:p>
          </table:table-cell>
          <table:table-cell table:formula="of:=[.B10]*([.$C$2]+1)" office:value-type="currency" office:currency="RUB" office:value="547436.792634191" calcext:value-type="currency">
            <text:p>547 436,79 ₽</text:p>
          </table:table-cell>
          <table:table-cell table:formula="of:=[.C10]/SUM([.E10:.J10])" office:value-type="currency" office:currency="RUB" office:value="109487.358526838" calcext:value-type="currency">
            <text:p>109 487,36 ₽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47" office:value-type="currency" office:currency="RUB" office:value="4500000" calcext:value-type="currency">
            <text:p>4 500 000,00 ₽</text:p>
          </table:table-cell>
          <table:table-cell table:formula="of:=[.B11]*([.$C$2]+1)" office:value-type="currency" office:currency="RUB" office:value="4926931.13370772" calcext:value-type="currency">
            <text:p>4 926 931,13 ₽</text:p>
          </table:table-cell>
          <table:table-cell table:formula="of:=[.C11]/SUM([.E11:.J11])" office:value-type="currency" office:currency="RUB" office:value="1642310.37790257" calcext:value-type="currency">
            <text:p>1 642 310,38 ₽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47" office:value-type="currency" office:currency="RUB" office:value="1200000" calcext:value-type="currency">
            <text:p>1 200 000,00 ₽</text:p>
          </table:table-cell>
          <table:table-cell table:formula="of:=[.B12]*([.$C$2]+1)" office:value-type="currency" office:currency="RUB" office:value="1313848.30232206" calcext:value-type="currency">
            <text:p>1 313 848,30 ₽</text:p>
          </table:table-cell>
          <table:table-cell table:formula="of:=[.C12]/SUM([.E12:.J12])" office:value-type="currency" office:currency="RUB" office:value="1313848.30232206" calcext:value-type="currency">
            <text:p>1 313 848,30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48" table:formula="of:=SUM([.B6:.B12])" office:value-type="currency" office:currency="RUB" office:value="11410000" calcext:value-type="currency">
            <text:p>11 410 000,00 ₽</text:p>
          </table:table-cell>
          <table:table-cell table:formula="of:=SUM([.C6:.C12])" office:value-type="currency" office:currency="RUB" office:value="12492507.6079122" calcext:value-type="currency">
            <text:p>12 492 507,61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48" table:formula="of:=[.B13]/3/12" office:value-type="currency" office:currency="RUB" office:value="316944.444444444" calcext:value-type="currency">
            <text:p>316 944,44 ₽</text:p>
          </table:table-cell>
          <table:table-cell table:formula="of:=[.C13]/3/11" office:value-type="currency" office:currency="RUB" office:value="378560.836603401" calcext:value-type="currency">
            <text:p>378 560,84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48" table:formula="of:=[.B14]/2" office:value-type="currency" office:currency="RUB" office:value="158472.222222222" calcext:value-type="currency">
            <text:p>158 472,22 ₽</text:p>
          </table:table-cell>
          <table:table-cell table:style-name="ce153" table:formula="of:=[.C14]/2" office:value-type="currency" office:currency="RUB" office:value="189280.418301701" calcext:value-type="currency">
            <text:p>189 280,42 ₽</text:p>
          </table:table-cell>
          <table:table-cell table:style-name="ce153"/>
          <table:table-cell table:style-name="ce157" table:formula="of:=SUMIF([.E$6:.E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F$6:.F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G$6:.G$12];1;[.$D$6:.$D$12])/3/12/2" office:value-type="currency" office:currency="RUB" office:value="25242.9187714655" calcext:value-type="currency">
            <text:p>25 242,92 ₽</text:p>
          </table:table-cell>
          <table:table-cell table:style-name="ce157" table:formula="of:=SUMIF([.H$6:.H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I$6:.I$12];1;[.$D$6:.$D$12])/3/12/2" office:value-type="currency" office:currency="RUB" office:value="3801.64439329299" calcext:value-type="currency">
            <text:p>3 801,64 ₽</text:p>
          </table:table-cell>
          <table:table-cell table:style-name="ce157" table:formula="of:=SUMIF([.J$6:.J$12];1;[.$D$6:.$D$12])/3/12/2" office:value-type="currency" office:currency="RUB" office:value="53223.0215061019" calcext:value-type="currency">
            <text:p>53 223,02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2"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41" office:value-type="string" calcext:value-type="string">
            <text:p>Cредняя загрузка работой, бесплатной для клиента (не связанной непосредственно с изготовлением заказов: оценка, учет, переговоры, оформление, обучение, и т. п.)</text:p>
          </table:table-cell>
          <table:table-cell/>
          <table:table-cell table:style-name="ce154" office:value-type="percentage" office:value="0.4" calcext:value-type="percentage">
            <text:p>40,00%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49" office:value-type="currency" office:currency="RUB" office:value="2400000" calcext:value-type="currency">
            <text:p>2 400 000,00 ₽</text:p>
          </table:table-cell>
          <table:table-cell table:formula="of:=[.B20]*([.$C$2]+1)/(1-[.C19])" office:value-type="currency" office:currency="RUB" office:value="4379494.34107353" calcext:value-type="currency">
            <text:p>4 379 494,34 ₽</text:p>
          </table:table-cell>
          <table:table-cell table:formula="of:=[.C20]/SUM([.E20:.J20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48" table:formula="of:=[.B20]/3/12" office:value-type="currency" office:currency="RUB" office:value="66666.6666666667" calcext:value-type="currency">
            <text:p>66 666,67 ₽</text:p>
          </table:table-cell>
          <table:table-cell table:formula="of:=[.C20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48" table:formula="of:=[.B21]/2" office:value-type="currency" office:currency="RUB" office:value="33333.3333333333" calcext:value-type="currency">
            <text:p>33 333,33 ₽</text:p>
          </table:table-cell>
          <table:table-cell table:style-name="ce153" table:formula="of:=[.C21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55" table:formula="of:=[.C9]/3/11/20" office:value-type="currency" office:currency="RUB" office:value="5806.14780066566" calcext:value-type="currency">
            <text:p>5 806,148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5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60" office:value-type="string" calcext:value-type="string">
            <text:p>ФинДиректорЧПУ.0000.V00.00.07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04:25:43.2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10T08:45:36.766000000</dc:date>
    <meta:editing-duration>P1DT5H22M</meta:editing-duration>
    <meta:editing-cycles>735</meta:editing-cycles>
    <meta:generator>LibreOffice/7.1.0.3$Windows_X86_64 LibreOffice_project/f6099ecf3d29644b5008cc8f48f42f4a40986e4c</meta:generator>
    <meta:document-statistic meta:table-count="7" meta:cell-count="635" meta:object-count="0"/>
  </office:meta>
</office:document-meta>
</file>